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 style:list-style-name="L8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5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Standard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12" style:family="paragraph" style:parent-style-name="Standard" style:list-style-name="L9">
      <style:paragraph-properties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Standard" style:list-style-name="L14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Standard" style:list-style-name="L15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1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2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3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7">
      <style:paragraph-properties fo:text-align="justify" style:justify-single-word="false"/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text-underline-style="none" fo:font-weight="normal" fo:background-color="#ffffff" style:font-weight-asian="normal" style:font-weight-complex="normal"/>
    </style:style>
    <style:style style:name="P24" style:family="paragraph" style:parent-style-name="Standard" style:list-style-name="L18">
      <style:paragraph-properties fo:text-align="justify" style:justify-single-word="false"/>
      <style:text-properties fo:color="#000000" style:text-underline-style="none" fo:font-weight="normal" fo:background-color="#ffffff" style:font-weight-asian="normal" style:font-weight-complex="normal"/>
    </style:style>
    <style:style style:name="P25" style:family="paragraph" style:parent-style-name="Standard" style:list-style-name="L1">
      <style:paragraph-properties fo:margin-left="0cm" fo:margin-right="0cm" fo:text-align="justify" style:justify-single-word="false" fo:text-indent="-0.023cm" style:auto-text-indent="false">
        <style:tab-stops/>
      </style:paragraph-properties>
    </style:style>
    <style:style style:name="P26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7" style:family="paragraph" style:parent-style-name="List_20_Paragraph" style:list-style-name="L16">
      <style:paragraph-properties fo:text-align="justify" style:justify-single-word="false"/>
      <style:text-properties fo:color="#000000" style:text-underline-style="none" fo:font-weight="normal" fo:background-color="#fffff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280099"/>
    </style:style>
    <style:style style:name="T8" style:family="text">
      <style:text-properties fo:color="#280099" fo:font-style="italic" style:font-style-asian="italic" style:font-style-complex="italic"/>
    </style:style>
    <style:style style:name="T9" style:family="text">
      <style:text-properties fo:color="#280099" fo:font-style="normal" style:font-style-asian="normal" style:font-style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style:font-weight-asian="bold"/>
    </style:style>
    <style:style style:name="T13" style:family="text">
      <style:text-properties fo:color="#000000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8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/>
    </style:style>
    <style:style style:name="T18" style:family="text">
      <style:text-properties fo:color="#ff0000" fo:font-weight="bold" style:font-weight-asian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 Instauration du sport lié au psg de la soc trad à soc indus</text:p>
      <text:p text:style-name="P4">=&gt; production de masse, culture de masse, aug temps libre, du pvr d'achat, baisse prix des biens, des news modes de transports...</text:p>
      <text:p text:style-name="P1">** Vient de l'Angleterre (fin XIX)</text:p>
      <text:list xml:id="list31156816" text:style-name="L1">
        <text:list-header>
          <text:p text:style-name="P26">* <text:span text:style-name="T7">Coubertin </text:span>=&gt; <text:span text:style-name="T2">CIO 1894 =&gt; JO</text:span></text:p>
          <text:p text:style-name="P25"><text:span text:style-name="T2">=&gt; Essai de faire rentrer le sport à l'école</text:span></text:p>
        </text:list-header>
      </text:list>
      <text:p text:style-name="P1">** Diffusion g aux Lumières</text:p>
      <text:list xml:id="list31188727" text:style-name="L2">
        <text:list-item>
          <text:p text:style-name="P5"><text:span text:style-name="T9">Rousseau</text:span><text:span text:style-name="T2"> : Nature VS culture : N rend l'H +fort + robuste</text:span></text:p>
        </text:list-item>
        <text:list-item>
          <text:p text:style-name="P5"><text:span text:style-name="T9">Descartes</text:span><text:span text:style-name="T2"> : Culture VS Nature</text:span></text:p>
        </text:list-item>
        <text:list-item>
          <text:p text:style-name="P5"><text:span text:style-name="T9">Ulmann </text:span><text:span text:style-name="T2">: Sport moderne car il se fonde sur le progrès</text:span></text:p>
        </text:list-item>
      </text:list>
      <text:p text:style-name="P1">** Diffusion emprunte des Républicains</text:p>
      <text:list xml:id="list31200602" text:style-name="L3">
        <text:list-item>
          <text:p text:style-name="P6"><text:span text:style-name="T2">1792 : Victoire des Républicains =&gt; souci du corps, hygiène, santé...</text:span></text:p>
        </text:list-item>
        <text:list-item>
          <text:p text:style-name="P6"><text:span text:style-name="T2">1901 : liberté d'assos</text:span></text:p>
        </text:list-item>
        <text:list-item>
          <text:p text:style-name="P6"><text:span text:style-name="T2">1905 : Eglise séparée de l'Etat</text:span></text:p>
        </text:list-item>
      </text:list>
      <text:p text:style-name="P4"><text:span text:style-name="T1">** Rapports de classes</text:span><text:span text:style-name="T2"> / diffusion dans la bourgeoisie. Sport inutile dans les milieux ruraux. =&gt; </text:span><text:span text:style-name="T9">Daniel Denis</text:span></text:p>
      <text:p text:style-name="P4"><text:span text:style-name="T1">** </text:span><text:span text:style-name="T8">Jacques De France</text:span><text:span text:style-name="T9"> </text:span><text:span text:style-name="T2">: Début XX 4 pôles :</text:span></text:p>
      <text:list xml:id="list31234727" text:style-name="L4">
        <text:list-item>
          <text:p text:style-name="P7"><text:span text:style-name="T2">Ecole : faconner les corps de la jeunesse</text:span></text:p>
        </text:list-item>
        <text:list-item>
          <text:p text:style-name="P7"><text:span text:style-name="T2">Armée</text:span></text:p>
        </text:list-item>
        <text:list-item>
          <text:p text:style-name="P7"><text:span text:style-name="T2">Tourisme : utilisation d'élé naturels</text:span></text:p>
        </text:list-item>
        <text:list-item>
          <text:p text:style-name="P7"><text:span text:style-name="T2">Médecine : soin du corps...</text:span></text:p>
        </text:list-item>
      </text:list>
      <text:p text:style-name="P4"><text:span text:style-name="T2">=&gt; 1887 : création USFSA : promouvoir et fédérer la pratique des sports athl anglais au détriment de la gym et sports trad. =&gt; rôle déterminant dans la diffusion des APS. 1920 : disparition</text:span></text:p>
      <text:p text:style-name="P4"><text:span text:style-name="T2">=&gt; Mais </text:span><text:span text:style-name="T3">organisations rudimentaires</text:span><text:span text:style-name="T2"> !</text:span></text:p>
      <text:p text:style-name="P4"><text:span text:style-name="T2">=&gt; </text:span><text:span text:style-name="T9">Bourdieu</text:span><text:span text:style-name="T2"> : sport système de domination et de distinction. </text:span><text:span text:style-name="T3">Ex</text:span><text:span text:style-name="T2"> : poste de direction dép de la position occupée dans la soc. Principe </text:span><text:span text:style-name="T4">discriminant</text:span><text:span text:style-name="T2"> pour les classes pop. Dominés s'approprient les sport des dominants qui recherchent d'autres APS</text:span></text:p>
      <text:p text:style-name="P4"><text:span text:style-name="T2">=&gt; Elitisme + amateurisme + apolitisme (refus de tout eng pol) : pas idée de faire du sport un travail</text:span></text:p>
      <text:p text:style-name="P4"><text:span text:style-name="T2">=&gt; organisation sportive ouvrière : création de la fédé sp athlé socialiste (1908)</text:span></text:p>
      <text:p text:style-name="P1">** Diffusion g aux médias &amp; spectacles sportifs <text:span text:style-name="T2">(divertissement urbain)</text:span></text:p>
      <text:list xml:id="list31348243" text:style-name="L5">
        <text:list-item>
          <text:p text:style-name="P8"><text:span text:style-name="T2">fin XIX : infos écrites, affiches publicitaires</text:span></text:p>
        </text:list-item>
        <text:list-item>
          <text:p text:style-name="P8"><text:span text:style-name="T2">1903 : création tour de France</text:span></text:p>
        </text:list-item>
        <text:list-item>
          <text:p text:style-name="P8"><text:span text:style-name="T2">Professionnalisation s'impose dans les sports populaires. (boxe, cyclisme) =&gt; compét à vocation spectaculaire</text:span></text:p>
        </text:list-item>
      </text:list>
      <text:p text:style-name="P1">** Rôle de l'état</text:p>
      <text:list xml:id="list31386953" text:style-name="L6">
        <text:list-item>
          <text:p text:style-name="P10">1871 : défaite face à la Prusse : esprit de revanche : embrigadement de la jeunesse via la gym (école, armée)</text:p>
        </text:list-item>
      </text:list>
      <text:list xml:id="list31401991" text:style-name="L7">
        <text:list-item>
          <text:p text:style-name="P11">MAIS gdes manif confiées aux villes et non à l'état / pb de subventions...</text:p>
        </text:list-item>
      </text:list>
      <text:p text:style-name="P9">=&gt; sport concerne les zones urbaines, les classes sup. Classes pop : vélo, foot, boxe mais n'accèdent pas aux autres sports athlé. </text:p>
      <text:p text:style-name="P1">** Diffusion pdt GM1</text:p>
      <text:list xml:id="list31430708" text:style-name="L8">
        <text:list-item>
          <text:p text:style-name="P2"><text:span text:style-name="T2">RU va faire découvrir de news sports =&gt; diffusion</text:span></text:p>
        </text:list-item>
        <text:list-item>
          <text:p text:style-name="P2"><text:span text:style-name="T2">Britanniques (tommies) : foot</text:span></text:p>
        </text:list-item>
        <text:list-item>
          <text:p text:style-name="P2"><text:span text:style-name="T2">Australiens et néo zélandais : rugby</text:span></text:p>
        </text:list-item>
        <text:list-item>
          <text:p text:style-name="P2"><text:span text:style-name="T2">Canadiens : hockey / base ball</text:span></text:p>
        </text:list-item>
      </text:list>
      <text:p text:style-name="P1"><text:span text:style-name="T2">=&gt; phénomène d'acculturation (modif)</text:span></text:p>
      <text:p text:style-name="P1"><text:span text:style-name="T2">=&gt; structu et dvp à l'arriere du front en France</text:span></text:p>
      <text:p text:style-name="P1"><text:span text:style-name="T2">=&gt; jeux interalliés : 1919 avec les EU</text:span></text:p>
      <text:p text:style-name="P1"><text:span text:style-name="T2">=&gt; aug des rencontres internationales : 1920 : Jo d'anvers, 1924 : Jo de Paris, 1928 : Jo d'amsterdam...</text:span></text:p>
      <text:p text:style-name="P1"><text:span text:style-name="T2">=&gt; instrumentalisation du sport :</text:span><text:span text:style-name="T9"> Gaston Vidal</text:span><text:span text:style-name="T2"> : « les olympiades d'anvers auront été la 1ere étape </text:span><text:soft-page-break/><text:span text:style-name="T2">d'un collabo entre le gvt et le sport. »</text:span></text:p>
      <text:p text:style-name="P1"><text:span text:style-name="T2">=&gt; GM1 : rupture avec la trad gymnique</text:span></text:p>
      <text:p text:style-name="P1"><text:span text:style-name="T2">=&gt; implication des politiques va aug jusqu'à devenir totalitaire</text:span></text:p>
      <text:p text:style-name="P1"><text:span text:style-name="T2">=&gt; 1919-1929 : </text:span><text:span text:style-name="T4">années folles</text:span><text:span text:style-name="T2"> : oublier la guerre et se divertir</text:span></text:p>
      <text:p text:style-name="P1"><text:span text:style-name="T2">=&gt; 1929 : crise aux EU : répercussion en France</text:span></text:p>
      <text:p text:style-name="P1">** Front populaire (1936-1938) : espoir</text:p>
      <text:list xml:id="list31626943" text:style-name="L9">
        <text:list-item>
          <text:p text:style-name="P12">Léom Blum</text:p>
        </text:list-item>
        <text:list-item>
          <text:p text:style-name="P12">1936 : <text:span text:style-name="T11">accord Matignon</text:span> : droit syndical + aug des salaires</text:p>
        </text:list-item>
        <text:list-item>
          <text:p text:style-name="P15">Congès annuels</text:p>
        </text:list-item>
        <text:list-item>
          <text:p text:style-name="P15">Semaine de 48h à 40h</text:p>
          <text:p text:style-name="P17">=&gt; améliorer les cdts de travail + lutter contre la crise</text:p>
        </text:list-item>
      </text:list>
      <text:p text:style-name="P16">=&gt; A l'école</text:p>
      <text:list xml:id="list31650947" text:style-name="L10">
        <text:list-item>
          <text:p text:style-name="P18">Jean Zay collabo avec Lagrange : Ecole obligatoire pour les deux sexes. EP obligatoire (pas de méthode nationale)</text:p>
        </text:list-item>
      </text:list>
      <text:p text:style-name="P16">=&gt; Concernant le sport</text:p>
      <text:list xml:id="list31662104" text:style-name="L11">
        <text:list-item>
          <text:p text:style-name="P19">création du sous secrétariat aux sports et aux loisirs</text:p>
        </text:list-item>
        <text:list-item>
          <text:p text:style-name="P19">création du conseil sup des sports</text:p>
        </text:list-item>
        <text:list-item>
          <text:p text:style-name="P19">Léo Lagrange ministre : jusqu'alors l'état n'intervient pas dans le sport</text:p>
          <text:p text:style-name="P19">=&gt; il privilégie le sport d'assainissement (sport d'instruction de masse populaire) au détriment du sport spectacle (médiatisation + professionnalisation)</text:p>
          <text:p text:style-name="P19">=&gt; rejet du sport pro</text:p>
        </text:list-item>
        <text:list-item>
          <text:p text:style-name="P19">installations sportives : progrès abandonné (guerre, finances)</text:p>
        </text:list-item>
        <text:list-item>
          <text:p text:style-name="P19">brevet sportif populaire : démocratisation du sport, donner le gour à l'EP</text:p>
          <text:p text:style-name="P19">=&gt; militaires remplacés par des fonctionnaires civils spé</text:p>
        </text:list-item>
        <text:list-item>
          <text:p text:style-name="P19">MAIS crise éco bien là : chomage, lois des 40h entre (), supression du Sous Secrétariat Sport Loisirs. Démocratisation VS Totalitarisme</text:p>
        </text:list-item>
      </text:list>
      <text:p text:style-name="P3">** Le sport sous le régime de Vichy (1940-1945)</text:p>
      <text:list xml:id="list34591207" text:style-name="L12">
        <text:list-item>
          <text:p text:style-name="P20">1940 : Pétain au pvr : « Travail, Famille, Patrie »</text:p>
        </text:list-item>
        <text:list-item>
          <text:p text:style-name="P20">1er Commissariat géné à l'éduc géné et sportive :</text:p>
          <text:p text:style-name="P20">=&gt; <text:span text:style-name="T7">Borotra</text:span> : 1er commissaire</text:p>
          <text:p text:style-name="P20">=&gt; construire un sport sans politique et professionnalisme</text:p>
          <text:p text:style-name="P20">=&gt; redresser le moral des français</text:p>
        </text:list-item>
        <text:list-item>
          <text:p text:style-name="P20">Charte des sports (1940) : intervention de l'état contrôle sur le mvt sportif, dirigeants sportifs nommés. L'état prend des responsabilités. <text:span text:style-name="T7">Borotra </text:span><text:span text:style-name="T13">veut former des élites qui seront capable de diriger la France.</text:span></text:p>
        </text:list-item>
        <text:list-item>
          <text:p text:style-name="P20"><text:span text:style-name="T13">Comité national des sports : coordonne, dvp et contrôle les activités des fédé</text:span></text:p>
        </text:list-item>
        <text:list-item>
          <text:p text:style-name="P20"><text:span text:style-name="T13">2e CGEGS : </text:span><text:span text:style-name="T15">Pascot</text:span><text:span text:style-name="T13"> : renforce le contrôle sur le mvt sportif / mesures anti juives =&gt; impopulaire</text:span></text:p>
        </text:list-item>
        <text:list-item>
          <text:p text:style-name="P20"><text:span text:style-name="T13">Equipement sportif / formation des cadres</text:span></text:p>
        </text:list-item>
        <text:list-item>
          <text:p text:style-name="P20"><text:span text:style-name="T13">Brevet sportif national et non plus populaire. BSN obligatoire pour obtenir une licence. Aug du nb de licenciés. </text:span></text:p>
        </text:list-item>
        <text:list-item>
          <text:p text:style-name="P20"><text:span text:style-name="T13">Sport servant l'eugénisme, discipline, utilité, sacrifice</text:span></text:p>
        </text:list-item>
      </text:list>
      <text:p text:style-name="P16"><text:span text:style-name="T13">** </text:span><text:span text:style-name="T14">Après guerre (1945-1970)</text:span></text:p>
      <text:list xml:id="list34720485" text:style-name="L13">
        <text:list-item>
          <text:p text:style-name="P21"><text:span text:style-name="T13">contexte : gvt provisoire =&gt; mettre en place un new régime</text:span></text:p>
        </text:list-item>
        <text:list-item>
          <text:p text:style-name="P21"><text:span text:style-name="T13">Plan Marshall : conso de masse, culture de masse, culture sportive, juvénile... (1945-1975 : trente glorieuses)</text:span></text:p>
        </text:list-item>
        <text:list-item>
          <text:p text:style-name="P21"><text:span text:style-name="T13">Reconstruire le pays =&gt; sport au second plan. Obj : rompre avec le régime de Vichy + renouer avec l'esprit républicain =&gt; IVe république</text:span></text:p>
        </text:list-item>
        <text:list-item>
          <text:p text:style-name="P21"><text:span text:style-name="T13">rôle de l'état dans le domaine sportif : délégation de pvr accordée par l'Etat aux fédé</text:span></text:p>
        </text:list-item>
        <text:list-item>
          <text:p text:style-name="P21"><text:span text:style-name="T13">Création de l'UE : culture de paix / création compét euro</text:span></text:p>
        </text:list-item>
        <text:list-item>
          <text:p text:style-name="P21"><text:soft-page-break/><text:span text:style-name="T13">Années 50 : sport acquiert véritablement le statut international</text:span></text:p>
        </text:list-item>
        <text:list-item>
          <text:p text:style-name="P21"><text:span text:style-name="T13">MAIS : Jo londres : Allemagne exclue, Helsinki : sport utilisé comme moyen de propagande par URSS =&gt; finalités politiques fortes</text:span></text:p>
        </text:list-item>
        <text:list-item>
          <text:p text:style-name="P21"><text:span text:style-name="T13">Reprise de l'act difficile car pays en reconstruction.</text:span></text:p>
        </text:list-item>
      </text:list>
      <text:p text:style-name="P3"><text:span text:style-name="T13">** Sport au début de la Ve République</text:span></text:p>
      <text:list xml:id="list35206793" text:style-name="L14">
        <text:list-item>
          <text:p text:style-name="P13">1958-65 : DGaule président =&gt; politique de grandeur</text:p>
        </text:list-item>
      </text:list>
      <text:list xml:id="list35264185" text:style-name="L15">
        <text:list-item>
          <text:p text:style-name="P14">1961 : création d'équipement sp. </text:p>
        </text:list-item>
        <text:list-item>
          <text:p text:style-name="P14">Début 60's : service public + mvt sp s'institutionnalise <text:s/></text:p>
        </text:list-item>
      </text:list>
      <text:list xml:id="list35463733" text:continue-list="list35206793" text:style-name="L14">
        <text:list-item>
          <text:p text:style-name="P13"><text:span text:style-name="T15">Herzog</text:span> : haut commissaire à la jeunesse et aux sports</text:p>
          <text:p text:style-name="P13">=&gt; repréciser les relations entre l'état et le mvt sportif</text:p>
          <text:p text:style-name="P13">=&gt; 3 domaines :</text:p>
          <text:p text:style-name="P13">1. sport de masse</text:p>
          <text:p text:style-name="P13">2. sport d'élite</text:p>
          <text:p text:style-name="P13">3. sport scolaire</text:p>
          <text:p text:style-name="P13">=&gt; pol en faveur de l'équipement sportif / Municipalités contruisent, gèrent les équi sp. </text:p>
        </text:list-item>
        <text:list-item>
          <text:p text:style-name="P13">Nationalisation du sport en France</text:p>
        </text:list-item>
        <text:list-item>
          <text:p text:style-name="P13">Sport retrouve une place de choix dans la pol de DG : il participe à la politique de grandeur</text:p>
        </text:list-item>
        <text:list-item>
          <text:p text:style-name="P13">Relations internationales tjs difficiles : boycott, mvts de revendication...</text:p>
        </text:list-item>
      </text:list>
      <text:p text:style-name="P9">** <text:span text:style-name="T1">Dans la seconde moitié de la Ve R.(1970...)</text:span></text:p>
      <text:list xml:id="list35435756" text:continue-list="list35264185" text:style-name="L15">
        <text:list-item>
          <text:p text:style-name="P14">1985 : crise / chomage</text:p>
        </text:list-item>
        <text:list-item>
          <text:p text:style-name="P14">montée de l'individualisme + postmodernité</text:p>
        </text:list-item>
        <text:list-item>
          <text:p text:style-name="P14">Sport et état :</text:p>
          <text:p text:style-name="P14">=&gt; sous <text:span text:style-name="T15">Giscard</text:span> : <text:span text:style-name="T11">Loi Mazeaud</text:span> (1975) sport obligation nationale / Etat et les coll publiques favorisent la pratique des APS</text:p>
          <text:p text:style-name="P14">=&gt; sous <text:span text:style-name="T15">Mitterrand</text:span> (1981-1995) : Desengagement de l'état. 1981 : loi de décentralisation =&gt; donne aux régions une marge d'initiative. Conseils régio / généraux investissent dans la construc d'équipement. <text:span text:style-name="T11">Loi Avice</text:span><text:span text:style-name="T16"> (1984)</text:span></text:p>
          <text:p text:style-name="P14">=&gt; sous Chirac : <text:span text:style-name="T11">Loi Buffet</text:span> (2000) : fixe le cadre du service public du sport / complémentarité entre état et mvt sp. </text:p>
        </text:list-item>
        <text:list-item>
          <text:p text:style-name="P14">Gérer le sport comme une entreprise</text:p>
        </text:list-item>
        <text:list-item>
          <text:p text:style-name="P14">Sport se dvp, se complexifie / pratiques hors cadre</text:p>
        </text:list-item>
        <text:list-item>
          <text:p text:style-name="P14">recherche de new sensations <text:s/>/ pratiques à risque</text:p>
        </text:list-item>
      </text:list>
      <text:list xml:id="list35438446" text:style-name="L18">
        <text:list-item>
          <text:p text:style-name="P24">Le sport offre 3 directions<text:bookmark text:name="_GoBack"/> :</text:p>
        </text:list-item>
      </text:list>
      <text:list xml:id="list35439348" text:style-name="L16">
        <text:list-item>
          <text:p text:style-name="P27"><text:span text:style-name="T11">Sport traditionnel</text:span> : permet d’exprimer ses qualités ou de consommer son énergie</text:p>
        </text:list-item>
        <text:list-item>
          <text:p text:style-name="P27"><text:span text:style-name="T11">APS de remise en forme</text:span> : permet de cultiver et de pérenniser « la jeunesse » des adultes</text:p>
        </text:list-item>
        <text:list-item>
          <text:p text:style-name="P27"><text:span text:style-name="T11">APS hybride, virtuelle, extrême :</text:span> permet d’exprimer ses fantasmes et angoisses. D’autant plus que les limites sont repoussées grâce au pouvoir des sciences et des techniques</text:p>
        </text:list-item>
      </text:list>
      <text:p text:style-name="P23">→ <text:span text:style-name="T11">Contexte post moderne</text:span> : besoins d’une société en crise, quête d’unité et identité + nouveaux rapports au corps + environnement</text:p>
      <text:list xml:id="list35436127" text:style-name="L17">
        <text:list-header>
          <text:p text:style-name="P22"/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4" style:display-name="ListLabel 4" style:family="text">
      <style:text-properties fo:color="#ff0000"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 m</meta:initial-creator>
    <meta:creation-date>2015-04-24T10:56:28.42</meta:creation-date>
    <dc:date>2015-04-24T15:28:24.77</dc:date>
    <dc:creator>j m</dc:creator>
    <meta:editing-duration>PT04H31M53S</meta:editing-duration>
    <meta:editing-cycles>24</meta:editing-cycles>
    <meta:generator>OpenOffice.org/3.1$Win32 OpenOffice.org_project/310m19$Build-9420</meta:generator>
    <meta:document-statistic meta:table-count="0" meta:image-count="0" meta:object-count="0" meta:page-count="3" meta:paragraph-count="114" meta:word-count="1325" meta:character-count="7412"/>
  </office:meta>
</office:document-meta>
</file>